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-1">
            <text:p>-1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8">
            <text:p>-0.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table:number-columns-repeated="2"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4">
            <text:p>-0.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8">
            <text:p>-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6">
            <text:p>-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4">
            <text:p>-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0.2">
            <text:p>-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2.22044604925031E-016">
            <text:p>0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1">21/04/2009</text:date>, <text:time>17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hias</meta:initial-creator>
    <meta:creation-date>2009-04-21T17:28:58</meta:creation-date>
    <dc:creator>Mathias</dc:creator>
    <dc:date>2009-04-21T17:35:40</dc:date>
    <meta:editing-cycles>1</meta:editing-cycles>
    <meta:editing-duration>PT6M43S</meta:editing-duration>
    <meta:user-defined meta:name="Info 1"/>
    <meta:user-defined meta:name="Info 2"/>
    <meta:user-defined meta:name="Info 3"/>
    <meta:user-defined meta:name="Info 4"/>
    <meta:document-statistic meta:table-count="3" meta:cell-count="484"/>
  </office:meta>
</office:document-meta>
</file>